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eda81" officeooo:paragraph-rsid="000eda81" style:font-size-asian="12pt" style:font-size-complex="12pt"/>
    </style:style>
    <style:style style:name="P3" style:family="paragraph" style:parent-style-name="Standard">
      <style:text-properties style:font-name="Liberation Serif" fo:font-size="12pt" fo:font-weight="bold" officeooo:rsid="000eda81" officeooo:paragraph-rsid="000eda81"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eda81" officeooo:paragraph-rsid="00177292"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0eda81" officeooo:paragraph-rsid="00191cad" style:font-size-asian="12pt" style:font-weight-asian="bold" style:font-size-complex="12pt" style:font-weight-complex="bold"/>
    </style:style>
    <style:style style:name="P6" style:family="paragraph" style:parent-style-name="Standard">
      <style:text-properties style:font-name="Liberation Serif" fo:font-size="12pt" fo:font-weight="normal" style:font-size-asian="12pt" style:font-weight-asian="normal" style:font-size-complex="12pt" style:font-weight-complex="normal"/>
    </style:style>
    <style:style style:name="P7" style:family="paragraph" style:parent-style-name="Standard" style:list-style-name="L1">
      <style:text-properties fo:font-size="12pt" officeooo:paragraph-rsid="00121e93" style:font-size-asian="12pt" style:font-size-complex="12pt"/>
    </style:style>
    <style:style style:name="P8" style:family="paragraph" style:parent-style-name="Standard" style:list-style-name="L1">
      <style:text-properties fo:font-size="12pt" officeooo:paragraph-rsid="00131432" style:font-size-asian="12pt" style:font-size-complex="12pt"/>
    </style:style>
    <style:style style:name="P9" style:family="paragraph" style:parent-style-name="Standard">
      <style:text-properties fo:font-size="12pt" officeooo:rsid="00165ae7" officeooo:paragraph-rsid="00165ae7" style:font-size-asian="12pt" style:font-size-complex="12pt"/>
    </style:style>
    <style:style style:name="P10" style:family="paragraph" style:parent-style-name="Standard">
      <style:text-properties fo:font-size="12pt" officeooo:paragraph-rsid="00236fb6" style:font-size-asian="12pt" style:font-size-complex="12pt"/>
    </style:style>
    <style:style style:name="P11" style:family="paragraph" style:parent-style-name="Standard">
      <style:text-properties fo:font-size="12pt" fo:font-weight="bold" officeooo:rsid="00131432" officeooo:paragraph-rsid="00236fb6" style:font-size-asian="12pt" style:font-weight-asian="bold" style:font-size-complex="12pt" style:font-weight-complex="bold"/>
    </style:style>
    <style:style style:name="P12" style:family="paragraph" style:parent-style-name="Standard">
      <style:text-properties fo:font-size="12pt" fo:font-weight="bold" officeooo:rsid="0013522a" officeooo:paragraph-rsid="00236fb6" style:font-size-asian="12pt" style:font-weight-asian="bold" style:font-size-complex="12pt" style:font-weight-complex="bold"/>
    </style:style>
    <style:style style:name="P13" style:family="paragraph" style:parent-style-name="Standard">
      <style:text-properties fo:font-size="12pt" fo:font-weight="bold" officeooo:rsid="0013522a" officeooo:paragraph-rsid="00244a74" style:font-size-asian="12pt" style:font-weight-asian="bold" style:font-size-complex="12pt" style:font-weight-complex="bold"/>
    </style:style>
    <style:style style:name="P14" style:family="paragraph" style:parent-style-name="Standard" style:list-style-name="L1">
      <style:text-properties style:font-name="Liberation Serif" fo:font-size="12pt" fo:font-weight="normal" officeooo:rsid="00121e93" officeooo:paragraph-rsid="00131432"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21e93" officeooo:paragraph-rsid="00131432"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4c469" officeooo:paragraph-rsid="0014c469" style:font-size-asian="12pt" style:font-weight-asian="normal" style:font-size-complex="12pt" style:font-weight-complex="normal"/>
    </style:style>
    <style:style style:name="P17" style:family="paragraph" style:parent-style-name="Standard" style:list-style-name="L2">
      <style:text-properties style:font-name="Liberation Serif" fo:font-size="12pt" fo:font-weight="normal" officeooo:rsid="0014c469" officeooo:paragraph-rsid="0014c469" style:font-size-asian="12pt" style:font-weight-asian="normal" style:font-size-complex="12pt" style:font-weight-complex="normal"/>
    </style:style>
    <style:style style:name="P18" style:family="paragraph" style:parent-style-name="Standard" style:list-style-name="L2">
      <style:text-properties style:font-name="Liberation Serif" fo:font-size="12pt" fo:font-weight="normal" officeooo:rsid="00165ae7" officeooo:paragraph-rsid="00165ae7" style:font-size-asian="12pt" style:font-weight-asian="normal" style:font-size-complex="12pt" style:font-weight-complex="normal"/>
    </style:style>
    <style:style style:name="P19" style:family="paragraph" style:parent-style-name="Standard" style:list-style-name="L3">
      <style:text-properties style:font-name="Liberation Serif" fo:font-size="12pt" fo:font-weight="normal" officeooo:rsid="00191cad" officeooo:paragraph-rsid="00191cad"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191cad" officeooo:paragraph-rsid="00191cad"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1a910b" officeooo:paragraph-rsid="001a910b"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1fd5b9" officeooo:paragraph-rsid="001fd5b9" style:font-size-asian="12pt" style:font-weight-asian="normal" style:font-size-complex="12pt" style:font-weight-complex="normal"/>
    </style:style>
    <style:style style:name="P23" style:family="paragraph" style:parent-style-name="Standard">
      <style:text-properties style:font-name="Liberation Serif" fo:font-size="12pt" fo:font-weight="bold" officeooo:rsid="00121e93" officeooo:paragraph-rsid="00131432"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00eda81" officeooo:paragraph-rsid="000eda81"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01fd5b9" officeooo:paragraph-rsid="001fd5b9" style:font-size-asian="12pt" style:font-weight-asian="bold" style:font-size-complex="12pt" style:font-weight-complex="bold"/>
    </style:style>
    <style:style style:name="P26" style:family="paragraph" style:parent-style-name="Standard">
      <style:text-properties style:font-name="Liberation Serif" fo:font-size="12pt" style:text-underline-style="solid" style:text-underline-width="auto" style:text-underline-color="font-color" fo:font-weight="bold" officeooo:rsid="001a910b" officeooo:paragraph-rsid="001a910b" style:font-size-asian="12pt" style:font-weight-asian="bold" style:font-size-complex="12pt" style:font-weight-complex="bold"/>
    </style:style>
    <style:style style:name="P27" style:family="paragraph" style:parent-style-name="Standard">
      <style:text-properties fo:color="#000000" style:font-name="Liberation Serif" fo:font-size="12pt" fo:font-weight="normal" officeooo:rsid="001a910b" officeooo:paragraph-rsid="001a910b"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paragraph-rsid="001a910b" style:font-size-asian="12pt" style:font-weight-asian="normal" style:font-size-complex="12pt" style:font-weight-complex="normal"/>
    </style:style>
    <style:style style:name="P29" style:family="paragraph" style:parent-style-name="Standard" style:list-style-name="L4">
      <loext:graphic-properties draw:fill-image-width="0cm" draw:fill-image-height="0cm"/>
      <style:paragraph-properties fo:line-height="150%"/>
      <style:text-properties fo:color="#000000" style:font-name="Liberation Serif" fo:font-size="12pt" fo:font-weight="normal" officeooo:rsid="001fd5b9" officeooo:paragraph-rsid="00236fb6" style:font-size-asian="12pt" style:font-weight-asian="normal" style:font-size-complex="12pt" style:font-weight-complex="normal"/>
    </style:style>
    <style:style style:name="P30" style:family="paragraph" style:parent-style-name="Text_20_body" style:list-style-name="L37">
      <loext:graphic-properties draw:fill-image-width="0cm" draw:fill-image-height="0cm"/>
      <style:paragraph-properties fo:line-height="150%"/>
      <style:text-properties officeooo:rsid="00245d61" officeooo:paragraph-rsid="00245d61"/>
    </style:style>
    <style:style style:name="P31" style:family="paragraph" style:parent-style-name="Text_20_body" style:list-style-name="L4">
      <loext:graphic-properties draw:fill-image-width="0cm" draw:fill-image-height="0cm"/>
      <style:paragraph-properties fo:line-height="150%"/>
      <style:text-properties officeooo:paragraph-rsid="00236fb6"/>
    </style:style>
    <style:style style:name="P32" style:family="paragraph" style:parent-style-name="Text_20_body" style:list-style-name="L15">
      <loext:graphic-properties draw:fill-image-width="0cm" draw:fill-image-height="0cm"/>
      <style:paragraph-properties fo:line-height="150%"/>
      <style:text-properties officeooo:paragraph-rsid="00236fb6"/>
    </style:style>
    <style:style style:name="P33" style:family="paragraph" style:parent-style-name="Text_20_body" style:list-style-name="L37">
      <loext:graphic-properties draw:fill-image-width="0cm" draw:fill-image-height="0cm"/>
      <style:paragraph-properties fo:line-height="150%"/>
    </style:style>
    <style:style style:name="P34" style:family="paragraph" style:parent-style-name="Text_20_body" style:list-style-name="L9">
      <loext:graphic-properties draw:fill-image-width="0cm" draw:fill-image-height="0cm"/>
      <style:paragraph-properties fo:margin-top="0cm" fo:margin-bottom="0cm" loext:contextual-spacing="false" fo:line-height="150%"/>
      <style:text-properties officeooo:paragraph-rsid="00236fb6"/>
    </style:style>
    <style:style style:name="P35" style:family="paragraph" style:parent-style-name="Text_20_body" style:list-style-name="L11">
      <loext:graphic-properties draw:fill-image-width="0cm" draw:fill-image-height="0cm"/>
      <style:paragraph-properties fo:margin-top="0cm" fo:margin-bottom="0cm" loext:contextual-spacing="false" fo:line-height="150%"/>
    </style:style>
    <style:style style:name="P36" style:family="paragraph" style:parent-style-name="Text_20_body" style:list-style-name="L12">
      <loext:graphic-properties draw:fill-image-width="0cm" draw:fill-image-height="0cm"/>
      <style:paragraph-properties fo:margin-top="0cm" fo:margin-bottom="0cm" loext:contextual-spacing="false" fo:line-height="150%"/>
    </style:style>
    <style:style style:name="P37" style:family="paragraph" style:parent-style-name="Text_20_body" style:list-style-name="L13">
      <loext:graphic-properties draw:fill-image-width="0cm" draw:fill-image-height="0cm"/>
      <style:paragraph-properties fo:margin-top="0cm" fo:margin-bottom="0cm" loext:contextual-spacing="false" fo:line-height="150%"/>
    </style:style>
    <style:style style:name="P38" style:family="paragraph" style:parent-style-name="Text_20_body" style:list-style-name="L14">
      <loext:graphic-properties draw:fill-image-width="0cm" draw:fill-image-height="0cm"/>
      <style:paragraph-properties fo:margin-top="0cm" fo:margin-bottom="0cm" loext:contextual-spacing="false" fo:line-height="150%"/>
    </style:style>
    <style:style style:name="P39" style:family="paragraph" style:parent-style-name="Text_20_body" style:list-style-name="L21">
      <loext:graphic-properties draw:fill-image-width="0cm" draw:fill-image-height="0cm"/>
      <style:paragraph-properties fo:margin-top="0cm" fo:margin-bottom="0cm" loext:contextual-spacing="false" fo:line-height="150%"/>
    </style:style>
    <style:style style:name="P40" style:family="paragraph" style:parent-style-name="Text_20_body" style:list-style-name="L22">
      <loext:graphic-properties draw:fill-image-width="0cm" draw:fill-image-height="0cm"/>
      <style:paragraph-properties fo:margin-top="0cm" fo:margin-bottom="0cm" loext:contextual-spacing="false" fo:line-height="150%"/>
    </style:style>
    <style:style style:name="P41" style:family="paragraph" style:parent-style-name="Text_20_body" style:list-style-name="L23">
      <loext:graphic-properties draw:fill-image-width="0cm" draw:fill-image-height="0cm"/>
      <style:paragraph-properties fo:margin-top="0cm" fo:margin-bottom="0cm" loext:contextual-spacing="false" fo:line-height="150%"/>
    </style:style>
    <style:style style:name="P42" style:family="paragraph" style:parent-style-name="Text_20_body" style:list-style-name="L33">
      <loext:graphic-properties draw:fill-image-width="0cm" draw:fill-image-height="0cm"/>
      <style:paragraph-properties fo:margin-top="0cm" fo:margin-bottom="0cm" loext:contextual-spacing="false" fo:line-height="150%"/>
      <style:text-properties officeooo:paragraph-rsid="00236fb6"/>
    </style:style>
    <style:style style:name="P43" style:family="paragraph" style:parent-style-name="Text_20_body" style:list-style-name="L34">
      <loext:graphic-properties draw:fill-image-width="0cm" draw:fill-image-height="0cm"/>
      <style:paragraph-properties fo:margin-top="0cm" fo:margin-bottom="0cm" loext:contextual-spacing="false" fo:line-height="150%"/>
    </style:style>
    <style:style style:name="P44" style:family="paragraph" style:parent-style-name="Text_20_body" style:list-style-name="L35">
      <loext:graphic-properties draw:fill-image-width="0cm" draw:fill-image-height="0cm"/>
      <style:paragraph-properties fo:margin-top="0cm" fo:margin-bottom="0cm" loext:contextual-spacing="false" fo:line-height="150%"/>
    </style:style>
    <style:style style:name="P45" style:family="paragraph">
      <loext:graphic-properties draw:fill-color="#ffffff"/>
    </style:style>
    <style:style style:name="P46" style:family="paragraph">
      <loext:graphic-properties draw:fill-color="#ffffff"/>
      <style:text-properties fo:font-size="12pt"/>
    </style:style>
    <style:style style:name="P47" style:family="paragraph">
      <style:paragraph-properties fo:text-align="center"/>
    </style:style>
    <style:style style:name="P48" style:family="paragraph">
      <loext:graphic-properties draw:fill="none" draw:fill-color="#ffffff"/>
      <style:text-properties fo:font-weight="bold" style:font-weight-asian="bold" style:font-weight-complex="bold"/>
    </style:style>
    <style:style style:name="T1" style:family="text">
      <style:text-properties fo:font-weight="normal" officeooo:rsid="00177292" style:font-weight-asian="normal" style:font-weight-complex="normal"/>
    </style:style>
    <style:style style:name="T2" style:family="text">
      <style:text-properties fo:font-weight="normal" officeooo:rsid="00191cad" style:font-weight-asian="normal" style:font-weight-complex="normal"/>
    </style:style>
    <style:style style:name="T3" style:family="text">
      <style:text-properties fo:font-weight="normal" officeooo:rsid="001a910b" style:font-weight-asian="normal" style:font-weight-complex="normal"/>
    </style:style>
    <style:style style:name="T4" style:family="text">
      <style:text-properties style:font-name="Liberation Serif" fo:font-weight="bold" officeooo:rsid="00121e93" style:font-weight-asian="bold" style:font-weight-complex="bold"/>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09dd8" style:font-weight-asian="normal" style:font-weight-complex="normal"/>
    </style:style>
    <style:style style:name="T7" style:family="text">
      <style:text-properties style:font-name="Liberation Serif" fo:font-weight="normal" officeooo:rsid="00121e93" style:font-weight-asian="normal" style:font-weight-complex="normal"/>
    </style:style>
    <style:style style:name="T8" style:family="text">
      <style:text-properties style:font-name="Liberation Serif" fo:font-weight="normal" officeooo:rsid="0013522a" style:font-weight-asian="normal" style:font-weight-complex="normal"/>
    </style:style>
    <style:style style:name="T9" style:family="text">
      <style:text-properties style:font-name="Liberation Serif" fo:font-weight="normal" officeooo:rsid="0014c469" style:font-weight-asian="normal" style:font-weight-complex="normal"/>
    </style:style>
    <style:style style:name="T10" style:family="text">
      <style:text-properties style:font-name="Liberation Serif" fo:font-weight="normal" officeooo:rsid="00236fb6" style:font-weight-asian="normal" style:font-weight-complex="normal"/>
    </style:style>
    <style:style style:name="T11" style:family="text">
      <style:text-properties style:font-name="Liberation Serif" fo:font-weight="normal" officeooo:rsid="00244a74" style:font-weight-asian="normal" style:font-weight-complex="normal"/>
    </style:style>
    <style:style style:name="T12" style:family="text">
      <style:text-properties style:font-name="Liberation Serif" fo:font-weight="normal" officeooo:rsid="00245d61" style:font-weight-asian="normal" style:font-weight-complex="normal"/>
    </style:style>
    <style:style style:name="T13" style:family="text">
      <style:text-properties style:font-name="Liberation Serif" style:text-underline-style="solid" style:text-underline-width="auto" style:text-underline-color="font-color" fo:font-weight="normal" officeooo:rsid="00109dd8" style:font-weight-asian="normal" style:font-weight-complex="normal"/>
    </style:style>
    <style:style style:name="T14" style:family="text">
      <style:text-properties style:font-name="Liberation Serif" officeooo:rsid="00121e93"/>
    </style:style>
    <style:style style:name="T15" style:family="text">
      <style:text-properties style:font-name="Liberation Serif" officeooo:rsid="0013522a"/>
    </style:style>
    <style:style style:name="T16" style:family="text">
      <style:text-properties style:font-name="Liberation Serif" officeooo:rsid="00244a74"/>
    </style:style>
    <style:style style:name="T17" style:family="text">
      <style:text-properties officeooo:rsid="00177292"/>
    </style:style>
    <style:style style:name="T18" style:family="text">
      <style:text-properties fo:color="#000000"/>
    </style:style>
    <style:style style:name="T19" style:family="text">
      <style:text-properties fo:color="#000000" style:font-name="Liberation Serif" fo:font-size="12pt" fo:font-weight="normal" officeooo:rsid="001fd5b9" style:font-size-asian="12pt" style:font-weight-asian="normal" style:font-size-complex="12pt" style:font-weight-complex="normal"/>
    </style:style>
    <style:style style:name="T20" style:family="text">
      <style:text-properties fo:color="#000000" officeooo:rsid="00236fb6"/>
    </style:style>
    <style:style style:name="T21" style:family="text">
      <style:text-properties fo:font-weight="bold" style:font-weight-asian="bold" style:font-weight-complex="bold"/>
    </style:style>
    <style:style style:name="T22" style:family="text">
      <style:text-properties officeooo:rsid="0021077b"/>
    </style:style>
    <style:style style:name="T23" style:family="text">
      <style:text-properties officeooo:rsid="00217139"/>
    </style:style>
    <style:style style:name="T24" style:family="text">
      <style:text-properties fo:font-size="12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parent-style-name="Frame">
      <style:graphic-properties draw:fill-color="#ffffff" draw:textarea-horizontal-align="justify" draw:textarea-vertical-align="middle" draw:auto-grow-height="false" fo:min-height="15.928cm" fo:min-width="6.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2.528cm" fo:min-width="1.8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2.656cm" fo:min-width="1.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561cm" fo:min-width="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0.564cm" fo:min-width="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561cm" fo:min-width="2.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464cm" fo:min-width="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raw a Use Case Diagram for an online Library Management System</text:p>
      <text:p text:style-name="P1"/>
      <text:p text:style-name="P3"><draw:custom-shape text:anchor-type="paragraph" draw:z-index="0" draw:name="Shape1" draw:style-name="gr1" draw:text-style-name="P45" svg:width="6.139cm" svg:height="15.929cm" svg:x="5.881cm" svg:y="0.15cm"><text:p text:style-name="Frame_20_contents"/><draw:enhanced-geometry svg:viewBox="0 0 21600 21600" draw:mirror-horizontal="false" draw:mirror-vertical="false" draw:type="rectangle" draw:enhanced-path="M 0 0 L 21600 0 21600 21600 0 21600 0 0 Z N"/></draw:custom-shape><draw:custom-shape text:anchor-type="paragraph" draw:z-index="26" draw:name="Shape4" draw:style-name="gr8" draw:text-style-name="P46" svg:width="2.516cm" svg:height="0.655cm" svg:x="7.786cm" svg:y="0.395cm"><text:p><text:span text:style-name="T24">Add account</text:span></text:p><draw:enhanced-geometry svg:viewBox="0 0 21600 21600" draw:glue-points="10800 0 3163 3163 0 10800 3163 18437 10800 21600 18437 18437 21600 10800 18437 3163" draw:text-areas="3163 3163 18437 18437" draw:type="ellipse" draw:enhanced-path="U 10800 10800 10800 10800 0 360 Z N"/></draw:custom-shape>Ans: </text:p>
      <text:p text:style-name="P3"><draw:line text:anchor-type="paragraph" draw:z-index="27" draw:name="Shape18" draw:style-name="gr7" draw:text-style-name="P47" svg:x1="10.301cm" svg:y1="0.272cm" svg:x2="14.374cm" svg:y2="5.59cm"><text:p/></draw:line></text:p>
      <text:p text:style-name="P3"><draw:custom-shape text:anchor-type="paragraph" draw:z-index="9" draw:name="Shape4" draw:style-name="gr5" draw:text-style-name="P46" svg:width="2.516cm" svg:height="0.798cm" svg:x="7.786cm" svg:y="0.219cm"><text:p><text:span text:style-name="T24">Log i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3" draw:name="Shape5" draw:style-name="gr7" draw:text-style-name="P47" svg:x1="3.844cm" svg:y1="3.478cm" svg:x2="7.786cm" svg:y2="0.171cm"><text:p/></draw:line><draw:line text:anchor-type="paragraph" draw:z-index="15" draw:name="Shape7" draw:style-name="gr7" draw:text-style-name="P47" svg:x1="10.301cm" svg:y1="0.145cm" svg:x2="14.374cm" svg:y2="4.616cm"><text:p/></draw:line></text:p>
      <text:p text:style-name="P3"><draw:custom-shape text:anchor-type="paragraph" draw:z-index="6" draw:name="Shape4" draw:style-name="gr4" draw:text-style-name="P45" svg:width="2.514cm" svg:height="0.795cm" svg:x="7.786cm" svg:y="0.319cm"><text:p>Check accou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4" draw:name="Shape6" draw:style-name="gr7" draw:text-style-name="P47" svg:x1="3.844cm" svg:y1="2.505cm" svg:x2="7.786cm" svg:y2="0.335cm"><text:p/></draw:line></text:p>
      <text:p text:style-name="P3"><draw:custom-shape text:anchor-type="paragraph" draw:z-index="3" draw:name="Shape4" draw:style-name="gr4" draw:text-style-name="P45" svg:width="2.514cm" svg:height="0.795cm" svg:x="7.971cm" svg:y="0.404cm"><text:p>Search for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6" draw:name="Shape8" draw:style-name="gr7" draw:text-style-name="P47" svg:x1="10.301cm" svg:y1="0.473cm" svg:x2="14.374cm" svg:y2="2.669cm"><text:p/></draw:line><draw:line text:anchor-type="paragraph" draw:z-index="25" draw:name="Shape17" draw:style-name="gr7" draw:text-style-name="P47" svg:x1="7.972cm" svg:y1="0.393cm" svg:x2="3.844cm" svg:y2="1.531cm"><text:p/></draw:line></text:p>
      <text:p text:style-name="P3"><draw:custom-shape text:anchor-type="paragraph" draw:z-index="1" draw:name="Shape2" draw:style-name="gr2" draw:text-style-name="P45" svg:width="2.594cm" svg:height="3.573cm" svg:x="1.489cm" svg:y="0.25cm"><text:p>User</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2" draw:name="Shape3" draw:style-name="gr3" draw:text-style-name="P45" svg:width="2.541cm" svg:height="3.758cm" svg:x="14.374cm" svg:y="0.145cm"><text:p>Librari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3"><draw:custom-shape text:anchor-type="paragraph" draw:z-index="4" draw:name="Shape4" draw:style-name="gr4" draw:text-style-name="P45" svg:width="2.514cm" svg:height="0.795cm" svg:x="7.812cm" svg:y="0.161cm"><text:p>Reserve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20" draw:name="Shape12" draw:style-name="gr7" draw:text-style-name="P47" svg:x1="7.733cm" svg:y1="3.669cm" svg:x2="3.844cm" svg:y2="0.071cm"><text:p/></draw:line><draw:line text:anchor-type="paragraph" draw:z-index="21" draw:name="Shape13" draw:style-name="gr7" draw:text-style-name="P47" svg:x1="7.892cm" svg:y1="1.315cm" svg:x2="3.844cm" svg:y2="0.071cm"><text:p/></draw:line><draw:line text:anchor-type="paragraph" draw:z-index="24" draw:name="Shape16" draw:style-name="gr7" draw:text-style-name="P47" svg:x1="7.813cm" svg:y1="0.071cm" svg:x2="3.844cm" svg:y2="0.071cm"><text:p/></draw:line><draw:line text:anchor-type="paragraph" draw:z-index="30" draw:name="Shape19" draw:style-name="gr7" draw:text-style-name="P47" svg:x1="3.844cm" svg:y1="0.071cm" svg:x2="7.733cm" svg:y2="10.707cm"><text:p/></draw:line></text:p>
      <text:p text:style-name="P3"><draw:custom-shape text:anchor-type="paragraph" draw:z-index="5" draw:name="Shape4" draw:style-name="gr4" draw:text-style-name="P45" svg:width="2.514cm" svg:height="0.795cm" svg:x="7.892cm" svg:y="0.436cm"><text:p>Renew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7" draw:name="Shape9" draw:style-name="gr7" draw:text-style-name="P47" svg:x1="10.749cm" svg:y1="4.945cm" svg:x2="14.374cm" svg:y2="0.235cm"><text:p/></draw:line><draw:line text:anchor-type="paragraph" draw:z-index="18" draw:name="Shape10" draw:style-name="gr7" draw:text-style-name="P47" svg:x1="10.167cm" svg:y1="6.082cm" svg:x2="14.374cm" svg:y2="0.235cm"><text:p/></draw:line><draw:line text:anchor-type="paragraph" draw:z-index="19" draw:name="Shape11" draw:style-name="gr7" draw:text-style-name="P47" svg:x1="10.22cm" svg:y1="7.141cm" svg:x2="14.374cm" svg:y2="0.235cm"><text:p/></draw:line><draw:line text:anchor-type="paragraph" draw:z-index="22" draw:name="Shape14" draw:style-name="gr7" draw:text-style-name="P47" svg:x1="10.405cm" svg:y1="0.42cm" svg:x2="14.374cm" svg:y2="0.235cm"><text:p/></draw:line><draw:line text:anchor-type="paragraph" draw:z-index="23" draw:name="Shape15" draw:style-name="gr7" draw:text-style-name="P47" svg:x1="10.352cm" svg:y1="3.701cm" svg:x2="14.374cm" svg:y2="0.235cm"><text:p/></draw:line><draw:line text:anchor-type="paragraph" draw:z-index="31" draw:name="Shape20" draw:style-name="gr7" draw:text-style-name="P47" svg:x1="14.374cm" svg:y1="0.235cm" svg:x2="10.22cm" svg:y2="8.437cm"><text:p/></draw:line></text:p>
      <text:p text:style-name="P3"><draw:frame text:anchor-type="paragraph" draw:z-index="32" draw:name="Shape21" draw:style-name="gr9" draw:text-style-name="P48" svg:width="4.552cm" svg:height="1.297cm" svg:x="6.86cm" svg:y="0.356cm"><draw:text-box><text:p><text:span text:style-name="T21"><text:s text:c="2"/></text:span><text:span text:style-name="T21">(Library Management <text:s text:c="2"/>System)</text:span></text:p></draw:text-box></draw:frame></text:p>
      <text:p text:style-name="P3"/>
      <text:p text:style-name="P3"/>
      <text:p text:style-name="P3"><draw:custom-shape text:anchor-type="paragraph" draw:z-index="7" draw:name="Shape4" draw:style-name="gr4" draw:text-style-name="P45" svg:width="2.514cm" svg:height="0.795cm" svg:x="7.733cm" svg:y="0.298cm"><text:p>Return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8" draw:name="Shape4" draw:style-name="gr4" draw:text-style-name="P45" svg:width="2.514cm" svg:height="0.795cm" svg:x="7.839cm" svg:y="0.415cm"><text:p>Add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draw:custom-shape text:anchor-type="paragraph" draw:z-index="12" draw:name="Shape4" draw:style-name="gr6" draw:text-style-name="P45" svg:width="3.837cm" svg:height="0.795cm" svg:x="6.913cm" svg:y="0.145cm"><text:p>Edit Book Title/Cod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0" draw:name="Shape4" draw:style-name="gr4" draw:text-style-name="P45" svg:width="2.514cm" svg:height="0.795cm" svg:x="7.654cm" svg:y="0.282cm"><text:p>Delete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1" draw:name="Shape4" draw:style-name="gr4" draw:text-style-name="P45" svg:width="2.514cm" svg:height="0.795cm" svg:x="7.706cm" svg:y="0.42cm"><text:p>Delete accou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draw:custom-shape text:anchor-type="paragraph" draw:z-index="28" draw:name="Shape4" draw:style-name="gr4" draw:text-style-name="P45" svg:width="2.514cm" svg:height="0.795cm" svg:x="7.706cm" svg:y="0.229cm"><text:p>Charge Fin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2"><draw:custom-shape text:anchor-type="paragraph" draw:z-index="29" draw:name="Shape4" draw:style-name="gr4" draw:text-style-name="P45" svg:width="2.514cm" svg:height="0.795cm" svg:x="7.733cm" svg:y="0.039cm"><text:p>Pay Fine </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2. List down the best practices from Agile/Scrum methodology</text:p>
      <text:p text:style-name="P1"/>
      <text:p text:style-name="P3">Ans: </text:p>
      <text:p text:style-name="P22">The best practices from Agile/Scrum methodology</text:p>
      <text:p text:style-name="P22"/>
      <text:list xml:id="list1470194622999625609" text:style-name="L4">
        <text:list-item>
          <text:p text:style-name="P29">Product Backlog is maintained by a dedicated product owner.</text:p>
        </text:list-item>
        <text:list-item>
          <text:p text:style-name="P29">Development processes and practices maintained by Scrum Master</text:p>
        </text:list-item>
        <text:list-item>
          <text:p text:style-name="P31"><text:span text:style-name="T19">Sprint planning meeting to create sprint backlog </text:span></text:p>
        </text:list-item>
        <text:list-item>
          <text:p text:style-name="P31"><text:span text:style-name="T18">Planning poker to estimate tasks during sprint planning </text:span></text:p>
        </text:list-item>
        <text:list-item>
          <text:p text:style-name="P31"><text:span text:style-name="T18">Time-boxed sprints producing </text:span><text:span text:style-name="T20">working useful output</text:span><text:span text:style-name="T18"> </text:span></text:p>
        </text:list-item>
        <text:list-item>
          <text:p text:style-name="P31"><text:span text:style-name="T18">Mutual commitment to sprint backlog between product owner and team </text:span></text:p>
        </text:list-item>
        <text:list-item text:style-override="L9">
          <text:p text:style-name="P34"><text:soft-page-break/><text:span text:style-name="T20">Conducting stand up meetings for deciding on todays sprint and to log the issues found out.</text:span></text:p>
        </text:list-item>
        <text:list-item text:style-override="L9">
          <text:p text:style-name="P34"><text:span text:style-name="T18">self-organizing team</text:span></text:p>
        </text:list-item>
        <text:list-item text:style-override="L11">
          <text:p text:style-name="P35"><text:span text:style-name="T18">Burn down chart to monitor sprint progress </text:span></text:p>
        </text:list-item>
        <text:list-item text:style-override="L12">
          <text:p text:style-name="P36"><text:span text:style-name="T18">Sprint review meeting to present completed work </text:span></text:p>
        </text:list-item>
        <text:list-item text:style-override="L13">
          <text:p text:style-name="P37"><text:span text:style-name="T18">Sprint retrospective to learn from previous sprint </text:span></text:p>
        </text:list-item>
        <text:list-item text:style-override="L14">
          <text:p text:style-name="P38"><text:span text:style-name="T18">Release planning to release product increments </text:span></text:p>
        </text:list-item>
        <text:list-item text:style-override="L15">
          <text:p text:style-name="P32"><text:span text:style-name="T18">User stories are </text:span><text:span text:style-name="T20">documented</text:span></text:p>
        </text:list-item>
        <text:list-item text:style-override="L15">
          <text:p text:style-name="P32"><text:span text:style-name="T20">Colocation of team members</text:span></text:p>
        </text:list-item>
        <text:list-item text:style-override="L21">
          <text:p text:style-name="P39"><text:span text:style-name="T18">Code written to agreed standards </text:span></text:p>
        </text:list-item>
        <text:list-item text:style-override="L22">
          <text:p text:style-name="P40"><text:span text:style-name="T18">Code the unit test first </text:span></text:p>
        </text:list-item>
        <text:list-item text:style-override="L23">
          <text:p text:style-name="P41"><text:span text:style-name="T18">All production code is pair programmed </text:span><text:span text:style-name="T20">for team collaboration</text:span><text:span text:style-name="T18"> </text:span></text:p>
        </text:list-item>
        <text:list-item text:style-override="L33">
          <text:p text:style-name="P42"><text:span text:style-name="T18">Refactor whenever and wherever possible </text:span></text:p>
        </text:list-item>
        <text:list-item text:style-override="L34">
          <text:p text:style-name="P43"><text:span text:style-name="T18">All code must have unit tests </text:span></text:p>
        </text:list-item>
        <text:list-item text:style-override="L35">
          <text:p text:style-name="P44"><text:span text:style-name="T18">All code must pass all unit tests before it can be released </text:span></text:p>
        </text:list-item>
        <text:list-item text:style-override="L37">
          <text:p text:style-name="P33"><text:span text:style-name="T18">Acceptance tests are run often and the score is published</text:span></text:p>
        </text:list-item>
        <text:list-item text:style-override="L37">
          <text:p text:style-name="P30"><text:span text:style-name="T18">Collaboration of the team members</text:span></text:p>
        </text:list-item>
      </text:list>
      <text:p text:style-name="P25"/>
      <text:p text:style-name="P2"/>
      <text:p text:style-name="P1">3. Collaboration</text:p>
      <text:p text:style-name="P1"><text:s text:c="30"/>a.How does collaboration help agile development? </text:p>
      <text:p text:style-name="P1"><text:s text:c="30"/>b.What if the team is distributed and can you achieve the same productivity? </text:p>
      <text:p text:style-name="P1"><text:s text:c="30"/>c.What would you do to achieve the productivity for a distributed team?</text:p>
      <text:p text:style-name="P1"/>
      <text:p text:style-name="P3">Ans: </text:p>
      <text:p text:style-name="P3"/>
      <text:p text:style-name="P10"><text:span text:style-name="T4">a. </text:span></text:p>
      <text:p text:style-name="P10"><text:span text:style-name="T4"/></text:p>
      <text:p text:style-name="P10"><text:span text:style-name="T6">Collaboration is necessary for agile software development. The team </text:span><text:span text:style-name="T13">should be collaborative to be agile</text:span><text:span text:style-name="T6">. </text:span></text:p>
      <text:list xml:id="list3498985779996195550" text:style-name="L1">
        <text:list-item>
          <text:p text:style-name="P7"><text:span text:style-name="T6">Collaboration results in better communication as agile development highly relies on </text:span><text:span text:style-name="T7">rapid </text:span><text:span text:style-name="T6">feedback. </text:span></text:p>
        </text:list-item>
        <text:list-item>
          <text:p text:style-name="P8"><text:span text:style-name="T6">In agile methodology, individuals and interactions has higher emphasis over people and processes. This coll</text:span><text:span text:style-name="T7">a</text:span><text:span text:style-name="T6">boration helps in pairing up and increases t</text:span><text:span text:style-name="T7">he</text:span><text:span text:style-name="T6"> efficiency of the team. </text:span></text:p>
        </text:list-item>
        <text:list-item>
          <text:p text:style-name="P14">Each individuals in a team might have different set of skill level and skills. So,when the individuals in a team collaborate, these skills adds up and create something exceptional. </text:p>
        </text:list-item>
      </text:list>
      <text:p text:style-name="P15"/>
      <text:p text:style-name="P11"><text:span text:style-name="T14">b. </text:span></text:p>
      <text:p text:style-name="P11"><text:span text:style-name="T14"/></text:p>
      <text:p text:style-name="P11"><text:span text:style-name="T16">No</text:span><text:span text:style-name="T15">, the team can</text:span><text:span text:style-name="T16">not</text:span><text:span text:style-name="T15"> acheive the same productivity if its distributed.</text:span><text:span text:style-name="T8"> </text:span><text:span text:style-name="T11">Agile teams will have high productivity only if the whole team is colocated. Agile team should be collaborative because the </text:span><text:soft-page-break/><text:span text:style-name="T11">team members need to pair up. </text:span><text:span text:style-name="T12">If they are distributed, it would be not possible to pair up for development and other processes. Agile projects requires feedback. Feedback would be more available if the team is not distributed.</text:span></text:p>
      <text:p text:style-name="P23"/>
      <text:p text:style-name="P12"><text:span text:style-name="T14">c.</text:span></text:p>
      <text:p text:style-name="P12"><text:span text:style-name="T7"/></text:p>
      <text:p text:style-name="P13"><text:span text:style-name="T10">The steps to adopt this digital agile process is mentioned below. </text:span><text:span text:style-name="T9">There are a lot of tools available for acheiving the productivity of a distributed team.</text:span></text:p>
      <text:p text:style-name="P16">For effective collaboration, we have</text:p>
      <text:list xml:id="list3727139033047929160" text:style-name="L2">
        <text:list-item>
          <text:p text:style-name="P17">Online task tracking and project management tools: for visibility, transparency and prioritization. Example: Jira,Pivotal Tracker,Trello</text:p>
        </text:list-item>
        <text:list-item>
          <text:p text:style-name="P17">Virtual meetings: This gives the feeling of presence of all the individuals in the team which helps us to see their facial expressions and body language, so that, there is no miscommunications taking place. There is a better flow of communications than E-mail as there are no assumptions. Example: Google Hangout, Skype, Zoom Webinar</text:p>
        </text:list-item>
        <text:list-item>
          <text:p text:style-name="P17">Group chats: are another way of instant chatting between the team members. Its easy to view the histroy and coolaborate.</text:p>
        </text:list-item>
        <text:list-item>
          <text:p text:style-name="P18">Build self-sufficient teams: The teams should be encouraged in having a direct communication, rather than a top down management.</text:p>
        </text:list-item>
      </text:list>
      <text:p text:style-name="P9"><text:span text:style-name="T5"/></text:p>
      <text:p text:style-name="P2"/>
      <text:p text:style-name="P1">4. What is Sprint Zero in Agile? Describe the activities that are done in Sprint Zero.</text:p>
      <text:p text:style-name="P1"/>
      <text:p text:style-name="P4">Ans: </text:p>
      <text:p text:style-name="P4"/>
      <text:p text:style-name="P5"><text:span text:style-name="T17">Sprint Zero </text:span><text:span text:style-name="T1">is also known as Iteration Zero. </text:span><text:span text:style-name="T2">Sprint Zero is done to prepare a skelton for the project. It</text:span><text:span text:style-name="T3"> is also called as inception sprint. It is acting as a kick-off for the project.</text:span></text:p>
      <text:p text:style-name="P5"><text:span text:style-name="T2">This ia a short duration sprint which is done for </text:span><text:span text:style-name="T3">these</text:span><text:span text:style-name="T2"> goals</text:span></text:p>
      <text:list xml:id="list7233593172408325260" text:style-name="L3">
        <text:list-item>
          <text:p text:style-name="P19">To get some quality items on product backlog</text:p>
        </text:list-item>
        <text:list-item>
          <text:p text:style-name="P19">To set up an environment for writing the code</text:p>
        </text:list-item>
        <text:list-item>
          <text:p text:style-name="P19">To write a small part of code</text:p>
        </text:list-item>
        <text:list-item>
          <text:p text:style-name="P19">To setup a high level application architecture</text:p>
        </text:list-item>
      </text:list>
      <text:p text:style-name="P20"/>
      <text:p text:style-name="P26">Activities in Sprint Zero</text:p>
      <text:p text:style-name="P21"/>
      <text:p text:style-name="P27"><text:span text:style-name="T21">Product Backlog/Requirement:</text:span> <text:span text:style-name="T22">These are the requirements that the team will adress first in the coming sprints. There will be preperation for sprint plannign. Prioritization for sprint 1&amp;2 will be made. A decision for Definition of Done will be made.</text:span></text:p>
      <text:p text:style-name="P27"/>
      <text:p text:style-name="P28"><text:span text:style-name="T21">Infrastructure readiness: </text:span><text:span text:style-name="T22">The dependency of the project on the systems, software, licenses are high. The connectivity is the main factor for geographically distributed locations.</text:span></text:p>
      <text:p text:style-name="P28"/>
      <text:p text:style-name="P28"><text:span text:style-name="T21">Design/Architecture: </text:span><text:span text:style-name="T23">Preperation of a high level architecture plan. Decision on the tools to be used and the coding framework and on the review process.</text:span></text:p>
      <text:p text:style-name="P28"/>
      <text:p text:style-name="P28"><text:span text:style-name="T21">Team Readiness:</text:span> <text:span text:style-name="T23">Getting the team ready through training, tools and systems configured. Trainings will make the team get ready for development and testing.</text:span></text:p>
      <text:p text:style-name="P28"/>
      <text:p text:style-name="P28"><text:span text:style-name="T21">Project Management Plan:</text:span> <text:span text:style-name="T23">This will take care of the processes that needs to be followed. This plan consist of defect management plan,risk register, Test management plans.</text:span></text:p>
      <text:p text:style-name="P2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23:05.978361004</meta:creation-date>
    <dc:date>2016-08-25T19:29:11.598992217</dc:date>
    <meta:editing-duration>PT1H10M39S</meta:editing-duration>
    <meta:editing-cycles>12</meta:editing-cycles>
    <meta:generator>LibreOffice/5.1.4.2$Linux_X86_64 LibreOffice_project/10m0$Build-2</meta:generator>
    <meta:document-statistic meta:table-count="0" meta:image-count="0" meta:object-count="0" meta:page-count="3" meta:paragraph-count="60" meta:word-count="783" meta:character-count="4890" meta:non-whitespace-character-count="4084"/>
  </office:meta>
</office:document-meta>
</file>